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4.262cm" fo:min-width="4.01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4.244cm" fo:min-width="3.994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3.346cm" fo:min-width="3.096cm" fo:padding-top="0.134cm" fo:padding-bottom="0.134cm" fo:padding-left="0.259cm" fo:padding-right="0.259cm"/>
    </style:style>
    <style:style style:name="gr4" style:family="graphic" style:parent-style-name="standard">
      <style:graphic-properties svg:stroke-width="0.004cm" svg:stroke-color="#dc2300" draw:marker-start-width="0.206cm" draw:marker-end-width="0.206cm" draw:fill="none" draw:textarea-horizontal-align="justify" draw:textarea-vertical-align="middle" draw:auto-grow-height="false" fo:min-height="0.278cm" fo:min-width="0.062cm" fo:padding-top="0.127cm" fo:padding-bottom="0.127cm" fo:padding-left="0.252cm" fo:padding-right="0.252cm"/>
    </style:style>
    <style:style style:name="gr5" style:family="graphic" style:parent-style-name="standard">
      <style:graphic-properties draw:stroke="none" svg:stroke-width="0.004cm" svg:stroke-color="#dc2300" draw:marker-start-width="0.206cm" draw:marker-end-width="0.206cm" draw:fill="solid" draw:fill-color="#000000" draw:textarea-horizontal-align="justify" draw:textarea-vertical-align="middle" draw:auto-grow-height="false" fo:min-height="0.17cm" fo:min-width="0cm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2.92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5cm" svg:x="8.121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04cm" svg:height="4.004cm" svg:x="3.42cm" svg:y="4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75cm" svg:x="15.24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4.241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5.241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4.242cm" svg:y="5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6cm" svg:x="9.32cm" svg:y="4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6cm" svg:x="11.32cm" svg:y="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6cm" svg:x="9.32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6cm" svg:x="11.32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Stuurman</meta:initial-creator>
    <meta:creation-date>2018-07-18T10:38:13.708706000</meta:creation-date>
    <dc:date>2018-07-18T11:03:20.537587000</dc:date>
    <dc:creator>Nico Stuurman</dc:creator>
    <meta:editing-duration>PT14M47S</meta:editing-duration>
    <meta:editing-cycles>2</meta:editing-cycles>
    <meta:generator>LibreOffice/5.4.5.1$MacOSX_X86_64 LibreOffice_project/79c9829dd5d8054ec39a82dc51cd9eff340dbee8</meta:generator>
    <meta:document-statistic meta:object-count="11"/>
  </office:meta>
</office:document-meta>
</file>